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18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10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10">
      <style:text-properties fo:font-size="7pt"/>
    </style:style>
    <style:style style:name="ce15" style:family="table-cell" style:parent-style-name="Default" style:data-style-name="N110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2];0)" office:value-type="float" office:value="20">
            <text:p>20</text:p>
          </table:table-cell>
          <table:table-cell table:formula="oooc:=[.K2]/[.K10]" office:value-type="percentage" office:value="0.140845070422535">
            <text:p>14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2112676056338">
            <text:p>85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2];1)" office:value-type="float" office:value="21">
            <text:p>21</text:p>
          </table:table-cell>
          <table:table-cell table:formula="oooc:=[.K5]/[.K10]" office:value-type="percentage" office:value="0.147887323943662">
            <text:p>14,8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2];2)" office:value-type="float" office:value="13">
            <text:p>13</text:p>
          </table:table-cell>
          <table:table-cell table:style-name="ce15" table:formula="oooc:=[.K6]/[.K10]" office:value-type="percentage" office:value="0.0915492957746479">
            <text:p>9,2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2];3)" office:value-type="float" office:value="87">
            <text:p>87</text:p>
          </table:table-cell>
          <table:table-cell table:style-name="ce15" table:formula="oooc:=([.K7]/[.K10])" office:value-type="percentage" office:value="0.612676056338028">
            <text:p>61,3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2])" office:value-type="float" office:value="57">
            <text:p>57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2">
            <text:p>14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configure</text:p>
          </table:table-cell>
          <table:table-cell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Vignoni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colorize</text:p>
          </table:table-cell>
          <table:table-cell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percentage-style style:name="N110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8">18/02/2007</text:date>, <text:time>00:3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Aaron Seigo</meta:initial-creator>
    <meta:creation-date>2006-12-28T11:04:59</meta:creation-date>
    <dc:date>2007-02-18T00:37:45</dc:date>
    <dc:language>it-IT</dc:language>
    <meta:editing-cycles>111</meta:editing-cycles>
    <meta:editing-duration>P3DT10H21M41S</meta:editing-duration>
    <meta:user-defined meta:name="Info 1"/>
    <meta:user-defined meta:name="Info 2"/>
    <meta:user-defined meta:name="Info 3"/>
    <meta:user-defined meta:name="Info 4"/>
    <meta:document-statistic meta:table-count="3" meta:cell-count="790"/>
  </office:meta>
</office:document-meta>
</file>